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3pt" officeooo:rsid="001fba0c" officeooo:paragraph-rsid="001fba0c" style:font-size-asian="11.3500003814697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officeooo:rsid="001fba0c" officeooo:paragraph-rsid="001fba0c" style:font-size-asian="11.3500003814697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officeooo:rsid="002338ca" officeooo:paragraph-rsid="002338ca" style:font-size-asian="11.3500003814697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officeooo:rsid="002338ca" officeooo:paragraph-rsid="00247272" style:font-size-asian="11.3500003814697pt" style:font-size-complex="13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3pt" officeooo:rsid="002338ca" officeooo:paragraph-rsid="0025a0eb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officeooo:rsid="002338ca" officeooo:paragraph-rsid="002338ca" style:font-size-asian="11.3500003814697pt" style:font-size-complex="13pt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3pt" officeooo:rsid="002338ca" officeooo:paragraph-rsid="0025a0eb" style:font-size-asian="11.3500003814697pt" style:font-size-complex="13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3pt" officeooo:rsid="002738ba" officeooo:paragraph-rsid="002738ba" style:font-size-asian="11.3500003814697pt" style:font-size-complex="13pt"/>
    </style:style>
    <style:style style:name="T1" style:family="text">
      <style:text-properties officeooo:rsid="00215f0d"/>
    </style:style>
    <style:style style:name="T2" style:family="text">
      <style:text-properties officeooo:rsid="002472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GIUSTA DISTANZA</text:p>
      <text:p text:style-name="P1"/>
      <text:p text:style-name="P1">Facilitatore di interazion<text:span text:style-name="T1">i</text:span> uman<text:span text:style-name="T1">e nel rispetto delle energie di campo.</text:span></text:p>
      <text:p text:style-name="P2">Sensore di distanza collegato a un dispositivo di riproduzione audio.</text:p>
      <text:p text:style-name="P1">Una voce reagisce a queste distanze.</text:p>
      <text:p text:style-name="P1"/>
      <text:p text:style-name="P1">3 metri: avvicinati, sei lontano, che freddezza… che distacco!</text:p>
      <text:p text:style-name="P1"><text:span text:style-name="T1">1 </text:span>metr<text:span text:style-name="T2">o</text:span>: stai invadendo il mio spazio personale, non abbiamo tutta questa confidenza</text:p>
      <text:p text:style-name="P1"><text:span text:style-name="T1">2</text:span> metr<text:span text:style-name="T2">1</text:span>: adesso ti sento e ti percepisco in modo confortevole</text:p>
      <text:p text:style-name="P1"/>
      <text:p text:style-name="P1"/>
      <text:p text:style-name="P3">EXHIBITION ADVISOR </text:p>
      <text:p text:style-name="P3"/>
      <text:p text:style-name="P4">Un programma monitora le pubblicazioni online delle riviste di settore <text:span text:style-name="T2">arte</text:span> (Artribune, Exibart etc) e, attraverso parole chiave e nuclei di discorso, <text:span text:style-name="T2">monitora </text:span>tutte le nuove mostre in uscita vengono <text:span text:style-name="T2">che </text:span>giudicate perentoriamente, con un commento audio, del tipo: </text:p>
      <text:p text:style-name="P4">“questa mostra sarà senza dubbio una schifezza”</text:p>
      <text:p text:style-name="P3">“forse potrebbe valere la pena dare una sbirciata”</text:p>
      <text:p text:style-name="P3">“se non vai a vederla sei un pirla”</text:p>
      <text:p text:style-name="P3"/>
      <text:p text:style-name="P3"/>
      <text:p text:style-name="P3">PRICES MONITOR</text:p>
      <text:p text:style-name="P3"/>
      <text:p text:style-name="P3">Un programma monitora l’andamento dei prezzi di beni di prima necessità (come alcuni generi alimentari specifici; oppure prodotti e servizi ricreativi e di svago) e genera un commento audio, sempre verbale (o un altro tipo di output, grafico/testuale, video), con rinforzi motivazionali e osservazioni atte ad accettare filosoficamente l’andamento de<text:span text:style-name="T2">gli eventi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"Questa mostra sarà senza dubbio una schifezza."</text:p>
      <text:p text:style-name="P5">"Un trionfo della fuffa curatoriale. Lascia stare."</text:p>
      <text:p text:style-name="P5">"La classica trappola pretenziosa. Evitala come la peste."</text:p>
      <text:p text:style-name="P5">"Mi dispiace dirtelo, ma è solo fumo negli occhi."</text:p>
      <text:p text:style-name="P5"><text:s/>"Meglio fissare il muro di casa tua. Almeno è gratis."</text:p>
      <text:p text:style-name="P6"/>
      <text:p text:style-name="P7">"Se non vai a vederla sei un pirla."</text:p>
      <text:p text:style-name="P7"><text:s/>"Questa è la mostra dell'anno. Muovi le gambe e vacci."</text:p>
      <text:p text:style-name="P7">"Un evento per cui vale assolutamente la pena fare il biglietto."</text:p>
      <text:p text:style-name="P7">"Stai ancora leggendo? Corri a vederla prima che chiuda."</text:p>
      <text:p text:style-name="P7">"Pura estasi per gli occhi. Non fartela scappare per nessun motivo."</text:p>
      <text:p text:style-name="P3"/>
      <text:p text:style-name="P5">"Forse potrebbe valere la pena dare una sbirciata." </text:p>
      <text:p text:style-name="P5">"Nulla di sconvolgente, ma se piove e non hai di meglio da fare…"</text:p>
      <text:p text:style-name="P5">"Mmm interessante, ma non farti troppe illusioni."</text:p>
      <text:p text:style-name="P5">"Passabile, dai. Entra solo se l'ingresso è libero o scontato."</text:p>
      <text:p text:style-name="P5">"Ha i suoi momenti, ma potresti anche dimenticartela domani."</text:p>
      <text:p text:style-name="P5"/>
      <text:p text:style-name="P5"/>
      <text:p text:style-name="P8">patriarcato</text:p>
      <text:p text:style-name="P8">brand</text:p>
      <text:p text:style-name="P8">visionario/visionaria</text:p>
      <text:p text:style-name="P8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09:27:31.955596000</meta:creation-date>
    <dc:date>2026-03-27T20:43:52.129685000</dc:date>
    <meta:editing-duration>PT1H35M31S</meta:editing-duration>
    <meta:editing-cycles>1</meta:editing-cycles>
    <meta:document-statistic meta:table-count="0" meta:image-count="0" meta:object-count="0" meta:page-count="2" meta:paragraph-count="32" meta:word-count="319" meta:character-count="2062" meta:non-whitespace-character-count="1770"/>
    <meta:generator>LibreOffice/25.2.7.2$MacOSX_X86_64 LibreOffice_project/5cbfd1ab6520636bb5f7b99185aa69bd7456825d</meta:generator>
  </office:meta>
</office:document-meta>
</file>